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style:min-row-height="2.408cm"/>
    </style:style>
    <style:style style:name="Tabla1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middle"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1" style:family="table-row">
      <style:table-row-properties style:min-row-height="2.408cm"/>
    </style:style>
    <style:style style:name="Tabla2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style:vertical-align="middle"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706cm" style:rel-column-width="18141*"/>
    </style:style>
    <style:style style:name="Tabla3.B" style:family="table-column">
      <style:table-column-properties style:column-width="6.618cm" style:rel-column-width="25514*"/>
    </style:style>
    <style:style style:name="Tabla3.C" style:family="table-column">
      <style:table-column-properties style:column-width="5.676cm" style:rel-column-width="21880*"/>
    </style:style>
    <style:style style:name="Tabla3.1" style:family="table-row">
      <style:table-row-properties style:min-row-height="0.803cm"/>
    </style:style>
    <style:style style:name="Tabla3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style:vertical-align="middle" fo:padding="0.097cm" fo:border="0.5pt solid #000000"/>
    </style:style>
    <style:style style:name="Tabla3.A2" style:family="table-cell">
      <style:table-cell-properties style:vertical-align="middle" fo:background-color="#b3cac7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1" style:family="table-row">
      <style:table-row-properties style:min-row-height="2.117cm"/>
    </style:style>
    <style:style style:name="Tabla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C1" style:family="table-cell">
      <style:table-cell-properties style:vertical-align="middle"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706cm" style:rel-column-width="18141*"/>
    </style:style>
    <style:style style:name="Tabla4.B" style:family="table-column">
      <style:table-column-properties style:column-width="6.618cm" style:rel-column-width="25514*"/>
    </style:style>
    <style:style style:name="Tabla4.C" style:family="table-column">
      <style:table-column-properties style:column-width="5.676cm" style:rel-column-width="21880*"/>
    </style:style>
    <style:style style:name="Tabla4.1" style:family="table-row">
      <style:table-row-properties style:min-row-height="0.803cm"/>
    </style:style>
    <style:style style:name="Tabla4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style:vertical-align="middle" fo:padding="0.097cm" fo:border="0.5pt solid #000000"/>
    </style:style>
    <style:style style:name="Tabla4.A2" style:family="table-cell">
      <style:table-cell-properties style:vertical-align="middle" fo:background-color="#b3cac7" fo:padding="0.097cm" fo:border-left="0.5pt solid #000000" fo:border-right="none" fo:border-top="none" fo:border-bottom="0.5pt solid #000000">
        <style:background-image/>
      </style:table-cell-properties>
    </style:style>
    <style:style style:name="Tabla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1" style:family="table-row">
      <style:table-row-properties style:min-row-height="2.117cm"/>
    </style:style>
    <style:style style:name="Tabla6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C1" style:family="table-cell">
      <style:table-cell-properties style:vertical-align="middle" fo:padding="0.097cm" fo:border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7cm" style:rel-column-width="21845*"/>
    </style:style>
    <style:style style:name="Tabla8.1" style:family="table-row">
      <style:table-row-properties style:min-row-height="2.408cm"/>
    </style:style>
    <style:style style:name="Tabla8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667cm" style:rel-column-width="21845*"/>
    </style:style>
    <style:style style:name="Tabla7.1" style:family="table-row">
      <style:table-row-properties style:min-row-height="2.408cm"/>
    </style:style>
    <style:style style:name="Tabla7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7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5.667cm" style:rel-column-width="21845*"/>
    </style:style>
    <style:style style:name="Tabla9.1" style:family="table-row">
      <style:table-row-properties style:min-row-height="2.408cm"/>
    </style:style>
    <style:style style:name="Tabla9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9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9.C1" style:family="table-cell">
      <style:table-cell-properties style:vertical-align="middle" fo:padding="0.097cm" fo:border="0.5pt solid #000000"/>
    </style:style>
    <style:style style:name="P1" style:family="paragraph" style:parent-style-name="Standard">
      <style:text-properties fo:language="en" fo:country="AU" officeooo:rsid="00030dd8" officeooo:paragraph-rsid="00030dd8"/>
    </style:style>
    <style:style style:name="P2" style:family="paragraph" style:parent-style-name="Standard">
      <style:text-properties fo:language="en" fo:country="AU" officeooo:rsid="00030dd8" officeooo:paragraph-rsid="002d1c18"/>
    </style:style>
    <style:style style:name="P3" style:family="paragraph" style:parent-style-name="Standard">
      <style:text-properties fo:language="en" fo:country="AU" officeooo:rsid="00030dd8" officeooo:paragraph-rsid="0004b359"/>
    </style:style>
    <style:style style:name="P4" style:family="paragraph" style:parent-style-name="Standard">
      <style:text-properties fo:language="en" fo:country="AU" officeooo:rsid="00030dd8" officeooo:paragraph-rsid="000c563e"/>
    </style:style>
    <style:style style:name="P5" style:family="paragraph" style:parent-style-name="Standard">
      <style:text-properties fo:language="en" fo:country="AU" officeooo:rsid="00030dd8" officeooo:paragraph-rsid="0012165a"/>
    </style:style>
    <style:style style:name="P6" style:family="paragraph" style:parent-style-name="Standard">
      <style:text-properties fo:language="en" fo:country="AU" officeooo:rsid="00030dd8" officeooo:paragraph-rsid="0013b774"/>
    </style:style>
    <style:style style:name="P7" style:family="paragraph" style:parent-style-name="Standard">
      <style:text-properties fo:language="en" fo:country="AU" officeooo:rsid="00030dd8" officeooo:paragraph-rsid="001738fb"/>
    </style:style>
    <style:style style:name="P8" style:family="paragraph" style:parent-style-name="Standard">
      <style:text-properties fo:language="en" fo:country="AU" officeooo:rsid="00030dd8" officeooo:paragraph-rsid="001ae5f0"/>
    </style:style>
    <style:style style:name="P9" style:family="paragraph" style:parent-style-name="Standard">
      <style:text-properties fo:language="en" fo:country="AU" officeooo:rsid="00030dd8" officeooo:paragraph-rsid="00214d65"/>
    </style:style>
    <style:style style:name="P10" style:family="paragraph" style:parent-style-name="Standard">
      <style:text-properties fo:language="en" fo:country="AU" officeooo:rsid="00030dd8" officeooo:paragraph-rsid="00251596"/>
    </style:style>
    <style:style style:name="P11" style:family="paragraph" style:parent-style-name="Standard">
      <style:text-properties fo:language="en" fo:country="AU" officeooo:rsid="00030dd8" officeooo:paragraph-rsid="0026f19c"/>
    </style:style>
    <style:style style:name="P12" style:family="paragraph" style:parent-style-name="Standard">
      <style:text-properties fo:language="en" fo:country="AU" officeooo:rsid="000580b3" officeooo:paragraph-rsid="000580b3"/>
    </style:style>
    <style:style style:name="P13" style:family="paragraph" style:parent-style-name="Standard">
      <style:text-properties fo:language="en" fo:country="AU" officeooo:rsid="000580b3" officeooo:paragraph-rsid="000c563e"/>
    </style:style>
    <style:style style:name="P14" style:family="paragraph" style:parent-style-name="Standard">
      <style:text-properties fo:language="en" fo:country="AU" officeooo:rsid="000580b3" officeooo:paragraph-rsid="0012165a"/>
    </style:style>
    <style:style style:name="P15" style:family="paragraph" style:parent-style-name="Standard">
      <style:text-properties fo:language="en" fo:country="AU" officeooo:rsid="000580b3" officeooo:paragraph-rsid="0012d52c"/>
    </style:style>
    <style:style style:name="P16" style:family="paragraph" style:parent-style-name="Standard">
      <style:text-properties fo:language="en" fo:country="AU" officeooo:rsid="000580b3" officeooo:paragraph-rsid="0013b774"/>
    </style:style>
    <style:style style:name="P17" style:family="paragraph" style:parent-style-name="Standard">
      <style:text-properties fo:language="en" fo:country="AU" officeooo:rsid="000580b3" officeooo:paragraph-rsid="00214d65"/>
    </style:style>
    <style:style style:name="P18" style:family="paragraph" style:parent-style-name="Standard">
      <style:text-properties fo:language="en" fo:country="AU" officeooo:rsid="000580b3" officeooo:paragraph-rsid="0026f19c"/>
    </style:style>
    <style:style style:name="P19" style:family="paragraph" style:parent-style-name="Standard">
      <style:text-properties fo:language="en" fo:country="AU" officeooo:rsid="000756a4" officeooo:paragraph-rsid="000756a4"/>
    </style:style>
    <style:style style:name="P20" style:family="paragraph" style:parent-style-name="Standard">
      <style:text-properties fo:language="en" fo:country="AU" officeooo:rsid="000756a4" officeooo:paragraph-rsid="000c563e"/>
    </style:style>
    <style:style style:name="P21" style:family="paragraph" style:parent-style-name="Standard">
      <style:text-properties fo:language="en" fo:country="AU" officeooo:rsid="000756a4" officeooo:paragraph-rsid="00103e74"/>
    </style:style>
    <style:style style:name="P22" style:family="paragraph" style:parent-style-name="Standard">
      <style:text-properties fo:language="en" fo:country="AU" officeooo:rsid="000756a4" officeooo:paragraph-rsid="0012165a"/>
    </style:style>
    <style:style style:name="P23" style:family="paragraph" style:parent-style-name="Standard">
      <style:text-properties fo:language="en" fo:country="AU" officeooo:rsid="000756a4" officeooo:paragraph-rsid="0013b774"/>
    </style:style>
    <style:style style:name="P24" style:family="paragraph" style:parent-style-name="Standard">
      <style:text-properties fo:language="en" fo:country="AU" officeooo:rsid="000756a4" officeooo:paragraph-rsid="00214d65"/>
    </style:style>
    <style:style style:name="P25" style:family="paragraph" style:parent-style-name="Standard">
      <style:text-properties fo:language="en" fo:country="AU" officeooo:rsid="000756a4" officeooo:paragraph-rsid="0026f19c"/>
    </style:style>
    <style:style style:name="P26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0756a4"/>
    </style:style>
    <style:style style:name="P27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0c563e"/>
    </style:style>
    <style:style style:name="P28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12165a"/>
    </style:style>
    <style:style style:name="P29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13b774"/>
    </style:style>
    <style:style style:name="P30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214d65"/>
    </style:style>
    <style:style style:name="P31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26f19c"/>
    </style:style>
    <style:style style:name="P32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2d1c18"/>
    </style:style>
    <style:style style:name="P33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12743d"/>
    </style:style>
    <style:style style:name="P34" style:family="paragraph" style:parent-style-name="Standard">
      <style:text-properties fo:language="en" fo:country="AU" officeooo:rsid="000a95eb" officeooo:paragraph-rsid="000a95eb"/>
    </style:style>
    <style:style style:name="P35" style:family="paragraph" style:parent-style-name="Standard">
      <style:text-properties fo:language="en" fo:country="AU" officeooo:rsid="000a95eb" officeooo:paragraph-rsid="000c563e"/>
    </style:style>
    <style:style style:name="P36" style:family="paragraph" style:parent-style-name="Standard">
      <style:text-properties fo:language="en" fo:country="AU" officeooo:rsid="000a95eb" officeooo:paragraph-rsid="0012165a"/>
    </style:style>
    <style:style style:name="P37" style:family="paragraph" style:parent-style-name="Standard">
      <style:text-properties fo:language="en" fo:country="AU" officeooo:rsid="000a95eb" officeooo:paragraph-rsid="0013b774"/>
    </style:style>
    <style:style style:name="P38" style:family="paragraph" style:parent-style-name="Standard">
      <style:text-properties fo:language="en" fo:country="AU" officeooo:rsid="000a95eb" officeooo:paragraph-rsid="0023f28a"/>
    </style:style>
    <style:style style:name="P39" style:family="paragraph" style:parent-style-name="Standard">
      <style:text-properties fo:language="en" fo:country="AU" officeooo:rsid="000a95eb" officeooo:paragraph-rsid="0026f19c"/>
    </style:style>
    <style:style style:name="P40" style:family="paragraph" style:parent-style-name="Standard">
      <style:text-properties fo:language="en" fo:country="AU" fo:font-weight="bold" officeooo:rsid="000e526d" officeooo:paragraph-rsid="000e526d" style:font-weight-asian="bold" style:font-weight-complex="bold"/>
    </style:style>
    <style:style style:name="P41" style:family="paragraph" style:parent-style-name="Standard">
      <style:text-properties fo:language="en" fo:country="AU" fo:font-weight="bold" officeooo:rsid="000e526d" officeooo:paragraph-rsid="00214d65" style:font-weight-asian="bold" style:font-weight-complex="bold"/>
    </style:style>
    <style:style style:name="P42" style:family="paragraph" style:parent-style-name="Standard">
      <style:text-properties fo:language="en" fo:country="AU" fo:font-weight="bold" officeooo:rsid="000e526d" officeooo:paragraph-rsid="0026f19c" style:font-weight-asian="bold" style:font-weight-complex="bold"/>
    </style:style>
    <style:style style:name="P43" style:family="paragraph" style:parent-style-name="Standard">
      <style:text-properties fo:language="en" fo:country="AU" fo:font-weight="bold" officeooo:rsid="001738fb" officeooo:paragraph-rsid="001738fb" style:font-weight-asian="bold" style:font-weight-complex="bold"/>
    </style:style>
    <style:style style:name="P44" style:family="paragraph" style:parent-style-name="Standard">
      <style:text-properties fo:language="en" fo:country="AU" fo:font-weight="bold" officeooo:rsid="001738fb" officeooo:paragraph-rsid="00196026" style:font-weight-asian="bold" style:font-weight-complex="bold"/>
    </style:style>
    <style:style style:name="P45" style:family="paragraph" style:parent-style-name="Standard">
      <style:text-properties fo:language="en" fo:country="AU" fo:font-weight="bold" officeooo:rsid="001738fb" officeooo:paragraph-rsid="001ae5f0" style:font-weight-asian="bold" style:font-weight-complex="bold"/>
    </style:style>
    <style:style style:name="P46" style:family="paragraph" style:parent-style-name="Standard">
      <style:text-properties fo:language="en" fo:country="AU" fo:font-weight="bold" officeooo:rsid="0028f8f3" officeooo:paragraph-rsid="0028f8f3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language="en" fo:country="AU" officeooo:rsid="001738fb" officeooo:paragraph-rsid="001738fb"/>
    </style:style>
    <style:style style:name="P48" style:family="paragraph" style:parent-style-name="Standard">
      <style:text-properties fo:language="en" fo:country="AU" officeooo:rsid="0023f28a" officeooo:paragraph-rsid="00251596"/>
    </style:style>
    <style:style style:name="P49" style:family="paragraph" style:parent-style-name="Standard">
      <style:text-properties fo:language="en" fo:country="AU" officeooo:rsid="00251596" officeooo:paragraph-rsid="00251596"/>
    </style:style>
    <style:style style:name="P50" style:family="paragraph" style:parent-style-name="Standard">
      <style:text-properties fo:language="en" fo:country="AU" officeooo:rsid="0026f19c" officeooo:paragraph-rsid="0026f19c"/>
    </style:style>
    <style:style style:name="P51" style:family="paragraph" style:parent-style-name="Table_20_Contents">
      <style:paragraph-properties fo:text-align="center" style:justify-single-word="false"/>
      <style:text-properties fo:language="en" fo:country="AU" officeooo:rsid="0026f19c" officeooo:paragraph-rsid="0026f19c"/>
    </style:style>
    <style:style style:name="P52" style:family="paragraph" style:parent-style-name="Standard">
      <style:text-properties fo:language="en" fo:country="AU" officeooo:paragraph-rsid="002d1c18"/>
    </style:style>
    <style:style style:name="P53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061098"/>
    </style:style>
    <style:style style:name="P54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0c563e"/>
    </style:style>
    <style:style style:name="P55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12743d"/>
    </style:style>
    <style:style style:name="P56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13b774"/>
    </style:style>
    <style:style style:name="P57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1738fb"/>
    </style:style>
    <style:style style:name="P58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214d65"/>
    </style:style>
    <style:style style:name="P59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26f19c"/>
    </style:style>
    <style:style style:name="P60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2d1c18"/>
    </style:style>
    <style:style style:name="P61" style:family="paragraph" style:parent-style-name="Table_20_Contents">
      <style:paragraph-properties fo:text-align="center" style:justify-single-word="false"/>
      <style:text-properties fo:language="en" fo:country="AU" officeooo:rsid="0012d52c" officeooo:paragraph-rsid="0012d52c"/>
    </style:style>
    <style:style style:name="P62" style:family="paragraph" style:parent-style-name="Table_20_Contents">
      <style:paragraph-properties fo:text-align="center" style:justify-single-word="false"/>
      <style:text-properties fo:language="en" fo:country="AU" officeooo:rsid="0018d2fb" officeooo:paragraph-rsid="0018d2fb"/>
    </style:style>
    <style:style style:name="P63" style:family="paragraph" style:parent-style-name="Table_20_Contents">
      <style:paragraph-properties fo:text-align="center" style:justify-single-word="false"/>
      <style:text-properties fo:language="en" fo:country="AU" officeooo:rsid="0018d2fb" officeooo:paragraph-rsid="001da7be"/>
    </style:style>
    <style:style style:name="P64" style:family="paragraph" style:parent-style-name="Table_20_Contents">
      <style:paragraph-properties fo:text-align="center" style:justify-single-word="false"/>
      <style:text-properties fo:language="en" fo:country="AU" officeooo:rsid="001ae5f0" officeooo:paragraph-rsid="001ae5f0"/>
    </style:style>
    <style:style style:name="P65" style:family="paragraph" style:parent-style-name="Table_20_Contents">
      <style:paragraph-properties fo:text-align="center" style:justify-single-word="false"/>
      <style:text-properties fo:language="en" fo:country="AU" officeooo:rsid="001ae5f0" officeooo:paragraph-rsid="002d1c18"/>
    </style:style>
    <style:style style:name="P66" style:family="paragraph" style:parent-style-name="Table_20_Contents">
      <style:paragraph-properties fo:text-align="center" style:justify-single-word="false"/>
      <style:text-properties fo:language="en" fo:country="AU" officeooo:rsid="00214d65" officeooo:paragraph-rsid="00214d65"/>
    </style:style>
    <style:style style:name="P67" style:family="paragraph" style:parent-style-name="Text_20_body">
      <style:paragraph-properties fo:margin-top="0cm" fo:margin-bottom="0cm" style:contextual-spacing="false" fo:line-height="100%"/>
      <style:text-properties fo:language="en" fo:country="AU" officeooo:paragraph-rsid="002d1c18"/>
    </style:style>
    <style:style style:name="P68" style:family="paragraph" style:parent-style-name="Standard">
      <style:text-properties fo:language="en" fo:country="AU" fo:font-weight="normal" officeooo:rsid="0008406d" officeooo:paragraph-rsid="000756a4" style:font-weight-asian="normal" style:font-weight-complex="normal"/>
    </style:style>
    <style:style style:name="P69" style:family="paragraph" style:parent-style-name="Standard">
      <style:text-properties fo:language="en" fo:country="AU" fo:font-weight="normal" officeooo:rsid="0008406d" officeooo:paragraph-rsid="00214d65" style:font-weight-asian="normal" style:font-weight-complex="normal"/>
    </style:style>
    <style:style style:name="P70" style:family="paragraph" style:parent-style-name="Standard">
      <style:text-properties fo:language="en" fo:country="AU" fo:font-weight="normal" officeooo:rsid="0008406d" officeooo:paragraph-rsid="0026f19c" style:font-weight-asian="normal" style:font-weight-complex="normal"/>
    </style:style>
    <style:style style:name="P71" style:family="paragraph" style:parent-style-name="Standard">
      <style:text-properties fo:language="en" fo:country="AU" fo:font-weight="normal" officeooo:rsid="0027be8d" officeooo:paragraph-rsid="0026f19c" style:font-weight-asian="normal" style:font-weight-complex="normal"/>
    </style:style>
    <style:style style:name="P72" style:family="paragraph" style:parent-style-name="Text_20_body">
      <style:paragraph-properties fo:margin-top="0cm" fo:margin-bottom="0cm" style:contextual-spacing="false" fo:line-height="100%"/>
      <style:text-properties officeooo:paragraph-rsid="002d1c18"/>
    </style:style>
    <style:style style:name="P73" style:family="paragraph" style:parent-style-name="Standard">
      <style:text-properties fo:language="es" fo:country="ES" officeooo:rsid="00214d65" officeooo:paragraph-rsid="0023f28a"/>
    </style:style>
    <style:style style:name="P74" style:family="paragraph" style:parent-style-name="Standard">
      <style:text-properties fo:language="es" fo:country="ES" officeooo:rsid="0026f19c" officeooo:paragraph-rsid="0026f19c"/>
    </style:style>
    <style:style style:name="P75" style:family="paragraph" style:parent-style-name="Heading_20_2">
      <style:text-properties fo:language="en" fo:country="AU"/>
    </style:style>
    <style:style style:name="P76" style:family="paragraph" style:parent-style-name="Heading_20_2">
      <style:text-properties fo:language="en" fo:country="AU" officeooo:rsid="00030dd8" officeooo:paragraph-rsid="002c3a0e"/>
    </style:style>
    <style:style style:name="P77" style:family="paragraph" style:parent-style-name="Heading_20_2">
      <style:text-properties fo:language="en" fo:country="AU" officeooo:rsid="00030dd8" officeooo:paragraph-rsid="002d1c18"/>
    </style:style>
    <style:style style:name="P78" style:family="paragraph" style:parent-style-name="Heading_20_2" style:list-style-name="">
      <style:text-properties fo:language="en" fo:country="AU" officeooo:paragraph-rsid="002c3a0e"/>
    </style:style>
    <style:style style:name="P79" style:family="paragraph" style:parent-style-name="Heading_20_2">
      <style:paragraph-properties fo:break-before="page"/>
      <style:text-properties fo:language="en" fo:country="AU" officeooo:paragraph-rsid="002c3a0e"/>
    </style:style>
    <style:style style:name="P80" style:family="paragraph" style:parent-style-name="Heading_20_2">
      <style:text-properties fo:language="en" fo:country="AU" officeooo:rsid="0026f19c" officeooo:paragraph-rsid="0026f19c"/>
    </style:style>
    <style:style style:name="T1" style:family="text">
      <style:text-properties officeooo:rsid="0004b359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04b359"/>
    </style:style>
    <style:style style:name="T4" style:family="text">
      <style:text-properties fo:language="es" fo:country="ES" officeooo:rsid="000e526d"/>
    </style:style>
    <style:style style:name="T5" style:family="text">
      <style:text-properties fo:language="es" fo:country="ES" officeooo:rsid="000e65ee"/>
    </style:style>
    <style:style style:name="T6" style:family="text">
      <style:text-properties fo:language="es" fo:country="ES" officeooo:rsid="0010213d"/>
    </style:style>
    <style:style style:name="T7" style:family="text">
      <style:text-properties fo:language="es" fo:country="ES" officeooo:rsid="0012165a"/>
    </style:style>
    <style:style style:name="T8" style:family="text">
      <style:text-properties fo:language="es" fo:country="ES" officeooo:rsid="00158588"/>
    </style:style>
    <style:style style:name="T9" style:family="text">
      <style:text-properties fo:language="es" fo:country="ES" officeooo:rsid="00214d65"/>
    </style:style>
    <style:style style:name="T10" style:family="text">
      <style:text-properties fo:language="es" fo:country="ES" officeooo:rsid="002409e9"/>
    </style:style>
    <style:style style:name="T11" style:family="text">
      <style:text-properties fo:language="es" fo:country="ES" officeooo:rsid="00251596"/>
    </style:style>
    <style:style style:name="T12" style:family="text">
      <style:text-properties fo:language="es" fo:country="ES" officeooo:rsid="0026f19c"/>
    </style:style>
    <style:style style:name="T13" style:family="text">
      <style:text-properties fo:language="es" fo:country="ES" officeooo:rsid="002ea008"/>
    </style:style>
    <style:style style:name="T14" style:family="text">
      <style:text-properties officeooo:rsid="000597e2"/>
    </style:style>
    <style:style style:name="T15" style:family="text">
      <style:text-properties officeooo:rsid="00061098"/>
    </style:style>
    <style:style style:name="T16" style:family="text">
      <style:text-properties officeooo:rsid="000756a4"/>
    </style:style>
    <style:style style:name="T17" style:family="text">
      <style:text-properties officeooo:rsid="0008406d"/>
    </style:style>
    <style:style style:name="T18" style:family="text">
      <style:text-properties fo:font-weight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8406d" style:font-weight-asian="bold" style:font-weight-complex="bold"/>
    </style:style>
    <style:style style:name="T21" style:family="text">
      <style:text-properties fo:font-weight="bold" officeooo:rsid="000597e2" style:font-weight-asian="bold" style:font-weight-complex="bold"/>
    </style:style>
    <style:style style:name="T22" style:family="text">
      <style:text-properties fo:font-weight="bold" officeooo:rsid="0018d2fb" style:font-weight-asian="bold" style:font-weight-complex="bold"/>
    </style:style>
    <style:style style:name="T23" style:family="text">
      <style:text-properties fo:font-weight="bold" officeooo:rsid="001da7be" style:font-weight-asian="bold" style:font-weight-complex="bold"/>
    </style:style>
    <style:style style:name="T24" style:family="text">
      <style:text-properties fo:font-weight="bold" officeooo:rsid="00224235" style:font-weight-asian="bold" style:font-weight-complex="bold"/>
    </style:style>
    <style:style style:name="T25" style:family="text">
      <style:text-properties fo:font-weight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08406d" style:font-weight-asian="normal" style:font-weight-complex="normal"/>
    </style:style>
    <style:style style:name="T28" style:family="text">
      <style:text-properties fo:font-weight="normal" officeooo:rsid="000a95eb" style:font-weight-asian="normal" style:font-weight-complex="normal"/>
    </style:style>
    <style:style style:name="T29" style:family="text">
      <style:text-properties fo:font-weight="normal" officeooo:rsid="00103e74" style:font-weight-asian="normal" style:font-weight-complex="normal"/>
    </style:style>
    <style:style style:name="T30" style:family="text">
      <style:text-properties fo:font-weight="normal" officeooo:rsid="0018d2fb" style:font-weight-asian="normal" style:font-weight-complex="normal"/>
    </style:style>
    <style:style style:name="T31" style:family="text">
      <style:text-properties fo:font-weight="normal" officeooo:rsid="001da7be" style:font-weight-asian="normal" style:font-weight-complex="normal"/>
    </style:style>
    <style:style style:name="T32" style:family="text">
      <style:text-properties fo:font-weight="normal" officeooo:rsid="00224235" style:font-weight-asian="normal" style:font-weight-complex="normal"/>
    </style:style>
    <style:style style:name="T33" style:family="text">
      <style:text-properties fo:font-weight="normal" officeooo:rsid="0027be8d" style:font-weight-asian="normal" style:font-weight-complex="normal"/>
    </style:style>
    <style:style style:name="T34" style:family="text">
      <style:text-properties officeooo:rsid="000c563e"/>
    </style:style>
    <style:style style:name="T35" style:family="text">
      <style:text-properties officeooo:rsid="0010213d"/>
    </style:style>
    <style:style style:name="T36" style:family="text">
      <style:text-properties officeooo:rsid="0012165a"/>
    </style:style>
    <style:style style:name="T37" style:family="text">
      <style:text-properties officeooo:rsid="0012d52c"/>
    </style:style>
    <style:style style:name="T38" style:family="text">
      <style:text-properties fo:language="en" fo:country="AU"/>
    </style:style>
    <style:style style:name="T39" style:family="text">
      <style:text-properties officeooo:rsid="0013b774"/>
    </style:style>
    <style:style style:name="T40" style:family="text">
      <style:text-properties officeooo:rsid="00196026"/>
    </style:style>
    <style:style style:name="T41" style:family="text">
      <style:text-properties officeooo:rsid="001da7be"/>
    </style:style>
    <style:style style:name="T42" style:family="text">
      <style:text-properties officeooo:rsid="001edb26"/>
    </style:style>
    <style:style style:name="T43" style:family="text">
      <style:text-properties officeooo:rsid="0020846e"/>
    </style:style>
    <style:style style:name="T44" style:family="text">
      <style:text-properties officeooo:rsid="00214d65"/>
    </style:style>
    <style:style style:name="T45" style:family="text">
      <style:text-properties officeooo:rsid="00224235"/>
    </style:style>
    <style:style style:name="T46" style:family="text">
      <style:text-properties officeooo:rsid="0023f28a"/>
    </style:style>
    <style:style style:name="T47" style:family="text">
      <style:text-properties officeooo:rsid="0026f19c"/>
    </style:style>
    <style:style style:name="T48" style:family="text">
      <style:text-properties fo:font-style="normal" fo:font-weight="normal" officeooo:rsid="00275d8b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bold" officeooo:rsid="00275d8b" style:font-style-asian="normal" style:font-weight-asian="bold" style:font-style-complex="normal" style:font-weight-complex="bold"/>
    </style:style>
    <style:style style:name="T50" style:family="text">
      <style:text-properties officeooo:rsid="0027be8d"/>
    </style:style>
    <style:style style:name="T51" style:family="text">
      <style:text-properties officeooo:rsid="002d1c18"/>
    </style:style>
    <style:style style:name="T52" style:family="text">
      <style:text-properties officeooo:rsid="002ea0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38">MUST</text:span> <text:s/><text:span text:style-name="T1">= (</text:span><text:span text:style-name="T3">Obligación personal</text:span><text:span text:style-name="T1">) <text:s/></text:span><text:span text:style-name="T52">SOLO EN PRESENTE</text:span></text:h>
      <text:p text:style-name="P1"/>
      <text:p text:style-name="P34">Must = <text:span text:style-name="T4">Obligación interna que proviene del hablante / </text:span><text:span text:style-name="T5">Reglas( Leyes y obligaciones)</text:span></text:p>
      <text:p text:style-name="P12"/>
      <text:p text:style-name="P15"><text:span text:style-name="T21">S</text:span><text:span text:style-name="T19">tructure: </text:span><text:span text:style-name="T28">subj +</text:span> <text:span text:style-name="T14">must + </text:span><text:span text:style-name="T15">infinitive </text:span><text:span text:style-name="T37">verb</text:span></text:p>
      <text:p text:style-name="P1"/>
      <text:p text:style-name="P1"/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53">I / you / he / she /it /<text:span text:style-name="T16">we /you /they</text:span></text:p>
          </table:table-cell>
          <table:table-cell table:style-name="Tabla1.B1" office:value-type="string">
            <text:p text:style-name="P26">must </text:p>
          </table:table-cell>
          <table:table-cell table:style-name="Tabla1.C1" office:value-type="string">
            <text:p text:style-name="P26">Infinitive verb.</text:p>
          </table:table-cell>
        </table:table-row>
      </table:table>
      <text:p text:style-name="P1"/>
      <text:p text:style-name="P1"/>
      <text:p text:style-name="P19"><text:span text:style-name="T19">Ej:</text:span> <text:span text:style-name="T17">We </text:span><text:span text:style-name="T20">must </text:span><text:span text:style-name="T27">go to the bank today. We haven’t got any money</text:span></text:p>
      <text:p text:style-name="P68"/>
      <text:p text:style-name="P40"><text:span text:style-name="T17">E</text:span>j:<text:span text:style-name="T26"> I </text:span>must<text:span text:style-name="T26"> study more, I want to pass my exam</text:span></text:p>
      <text:p text:style-name="P1"/>
      <text:h text:style-name="P75" text:outline-level="2">MUS<text:span text:style-name="T1">TN’T</text:span></text:h>
      <text:p text:style-name="P1"/>
      <text:p text:style-name="P35">Must<text:span text:style-name="T34">n’t</text:span> = <text:span text:style-name="T6">prohibición.</text:span></text:p>
      <text:p text:style-name="P13"/>
      <text:p text:style-name="P15"><text:span text:style-name="T21">S</text:span><text:span text:style-name="T19">tructure: </text:span><text:span text:style-name="T28">subj +</text:span> <text:span text:style-name="T14">must</text:span><text:span text:style-name="T35">n’t</text:span><text:span text:style-name="T14"> + </text:span><text:span text:style-name="T15">infinitive </text:span><text:span text:style-name="T37">verb</text:span></text:p>
      <text:p text:style-name="P4"/>
      <text:p text:style-name="P4"/>
      <table:table table:name="Tabla2" table:style-name="Tabla2">
        <table:table-column table:style-name="Tabla2.A" table:number-columns-repeated="3"/>
        <table:table-row table:style-name="Tabla2.1">
          <table:table-cell table:style-name="Tabla2.A1" office:value-type="string">
            <text:p text:style-name="P54">I / you / he / she /it /<text:span text:style-name="T16">we /you /they</text:span></text:p>
          </table:table-cell>
          <table:table-cell table:style-name="Tabla2.B1" office:value-type="string">
            <text:p text:style-name="P27">must<text:span text:style-name="T35">n’t</text:span> </text:p>
          </table:table-cell>
          <table:table-cell table:style-name="Tabla2.C1" office:value-type="string">
            <text:p text:style-name="P64">Infinitive verb.</text:p>
          </table:table-cell>
        </table:table-row>
      </table:table>
      <text:p text:style-name="P4"/>
      <text:p text:style-name="P4"/>
      <text:p text:style-name="P20"><text:span text:style-name="T19">Ej:</text:span> <text:span text:style-name="T27">You </text:span><text:span text:style-name="T20">mustn’t</text:span><text:span text:style-name="T27"> open this box until Christmas Day.</text:span></text:p>
      <text:p text:style-name="P1"/>
      <text:p text:style-name="P21"><text:span text:style-name="T19">Ej:</text:span> <text:span text:style-name="T27">You </text:span><text:span text:style-name="T20">mustn’t</text:span><text:span text:style-name="T27"> </text:span><text:span text:style-name="T29">touch the pictures.</text:span></text:p>
      <text:p text:style-name="P1"/>
      <text:h text:style-name="P76" text:outline-level="2"/>
      <text:h text:style-name="P78" text:outline-level="2"/>
      <text:h text:style-name="P79" text:outline-level="2">HAVE TO <text:s/><text:span text:style-name="T52">(</text:span><text:span text:style-name="T13">EN TODOS LOS TIEMPOS VERBALES)</text:span></text:h>
      <text:p text:style-name="P36"><text:span text:style-name="T36">Have to</text:span> = <text:span text:style-name="T7">Obligación externa que viene del exterior</text:span></text:p>
      <text:p text:style-name="P14"/>
      <text:p text:style-name="P15"><text:span text:style-name="T21">S</text:span><text:span text:style-name="T19">tructure: </text:span><text:span text:style-name="T28">subj +</text:span> <text:span text:style-name="T37">have to / has to</text:span><text:span text:style-name="T14"> + </text:span><text:span text:style-name="T15">infinitive </text:span><text:span text:style-name="T37">verb</text:span></text:p>
      <text:p text:style-name="P15"/>
      <text:p text:style-name="P43">PRESENT</text:p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55">I </text:p>
            <text:p text:style-name="P55">you</text:p>
          </table:table-cell>
          <table:table-cell table:style-name="Tabla3.B1" office:value-type="string">
            <text:p text:style-name="P61">Have to</text:p>
          </table:table-cell>
          <table:table-cell table:style-name="Tabla3.C1" table:number-rows-spanned="3" office:value-type="string">
            <text:p text:style-name="P28">Infinitive verb.</text:p>
          </table:table-cell>
        </table:table-row>
        <table:table-row table:style-name="Tabla3.1">
          <table:table-cell table:style-name="Tabla3.A2" office:value-type="string">
            <text:p text:style-name="P55"><text:s/>he</text:p>
            <text:p text:style-name="P55">she</text:p>
            <text:p text:style-name="P55">it </text:p>
          </table:table-cell>
          <table:table-cell table:style-name="Tabla3.B2" office:value-type="string">
            <text:p text:style-name="P61">Has to</text:p>
          </table:table-cell>
          <table:covered-table-cell table:style-name="Tabla3.C2"/>
        </table:table-row>
        <table:table-row table:style-name="Tabla3.1">
          <table:table-cell table:style-name="Tabla3.A2" office:value-type="string">
            <text:p text:style-name="P33">we</text:p>
            <text:p text:style-name="P33">you</text:p>
            <text:p text:style-name="P33">they</text:p>
          </table:table-cell>
          <table:table-cell table:style-name="Tabla3.B3" office:value-type="string">
            <text:p text:style-name="P61">Have to</text:p>
          </table:table-cell>
          <table:covered-table-cell table:style-name="Tabla3.C3"/>
        </table:table-row>
      </table:table>
      <text:p text:style-name="P5"/>
      <text:p text:style-name="P5"/>
      <text:p text:style-name="P43">PAST</text:p>
      <text:p text:style-name="P7"/>
      <table:table table:name="Tabla5" table:style-name="Tabla5">
        <table:table-column table:style-name="Tabla5.A" table:number-columns-repeated="3"/>
        <table:table-row table:style-name="Tabla5.1">
          <table:table-cell table:style-name="Tabla5.A1" office:value-type="string">
            <text:p text:style-name="P47">did</text:p>
          </table:table-cell>
          <table:table-cell table:style-name="Tabla5.B1" office:value-type="string">
            <text:p text:style-name="P57">I / you / he / she /it /<text:span text:style-name="T16">we /you /they</text:span></text:p>
          </table:table-cell>
          <table:table-cell table:style-name="Tabla5.C1" office:value-type="string">
            <text:p text:style-name="P62">Have to?</text:p>
          </table:table-cell>
        </table:table-row>
      </table:table>
      <text:p text:style-name="P7"/>
      <text:p text:style-name="P5"/>
      <text:p text:style-name="P22"><text:span text:style-name="T19">Ej:</text:span> <text:span text:style-name="T27">In my job I </text:span><text:span text:style-name="T20">have to</text:span><text:span text:style-name="T27"> work from nine to five</text:span></text:p>
      <text:p text:style-name="P5"/>
      <text:p text:style-name="P22"><text:span text:style-name="T19">Ej:</text:span> <text:span text:style-name="T30">We </text:span><text:span text:style-name="T22">did</text:span><text:span text:style-name="T30"> they </text:span><text:span text:style-name="T22">have to leave</text:span><text:span text:style-name="T30"> the party early?</text:span></text:p>
      <text:h text:style-name="Heading_20_2" text:outline-level="2"/>
      <text:h text:style-name="P75" text:outline-level="2">DON’T HAVE TO</text:h>
      <text:p text:style-name="P37"><text:span text:style-name="T39">Don’t h</text:span><text:span text:style-name="T36">ave to</text:span> = <text:span text:style-name="T8">Innecesario, no necesitas hacerlo</text:span></text:p>
      <text:p text:style-name="P16"/>
      <text:p text:style-name="P16"><text:span text:style-name="T21">S</text:span><text:span text:style-name="T19">tructure: </text:span><text:span text:style-name="T28">subj +</text:span> <text:span text:style-name="T40">don’t / doesn’t </text:span><text:span text:style-name="T14">+ </text:span><text:span text:style-name="T15">infinitive </text:span><text:span text:style-name="T37">verb</text:span></text:p>
      <text:p text:style-name="P44"/>
      <text:p text:style-name="P44">PRESENT</text:p>
      <text:p text:style-name="P6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56">I </text:p>
            <text:p text:style-name="P56">you</text:p>
          </table:table-cell>
          <table:table-cell table:style-name="Tabla4.B1" office:value-type="string">
            <text:p text:style-name="P62">Don’t <text:span text:style-name="T41">have to</text:span></text:p>
          </table:table-cell>
          <table:table-cell table:style-name="Tabla4.C1" table:number-rows-spanned="3" office:value-type="string">
            <text:p text:style-name="P29">Infinitive verb.</text:p>
          </table:table-cell>
        </table:table-row>
        <table:table-row table:style-name="Tabla4.1">
          <table:table-cell table:style-name="Tabla4.A2" office:value-type="string">
            <text:p text:style-name="P56"><text:s/>he</text:p>
            <text:p text:style-name="P56">she</text:p>
            <text:p text:style-name="P56">it </text:p>
          </table:table-cell>
          <table:table-cell table:style-name="Tabla4.B2" office:value-type="string">
            <text:p text:style-name="P63">Doesn’t <text:span text:style-name="T41">have to</text:span></text:p>
          </table:table-cell>
          <table:covered-table-cell table:style-name="Tabla4.C2"/>
        </table:table-row>
        <table:table-row table:style-name="Tabla4.1">
          <table:table-cell table:style-name="Tabla4.A2" office:value-type="string">
            <text:p text:style-name="P29">we</text:p>
            <text:p text:style-name="P29">you</text:p>
            <text:p text:style-name="P29">they</text:p>
          </table:table-cell>
          <table:table-cell table:style-name="Tabla4.B3" office:value-type="string">
            <text:p text:style-name="P63">Don’t <text:span text:style-name="T41">have to</text:span></text:p>
          </table:table-cell>
          <table:covered-table-cell table:style-name="Tabla4.C3"/>
        </table:table-row>
      </table:table>
      <text:p text:style-name="P6"/>
      <text:p text:style-name="P45"><text:soft-page-break/>PAST</text:p>
      <text:p text:style-name="P8"/>
      <table:table table:name="Tabla6" table:style-name="Tabla6">
        <table:table-column table:style-name="Tabla6.A" table:number-columns-repeated="3"/>
        <table:table-row table:style-name="Tabla6.1">
          <table:table-cell table:style-name="Tabla6.A1" office:value-type="string">
            <text:p text:style-name="P54">I / you / he / she /it /<text:span text:style-name="T16">we /you /they</text:span></text:p>
          </table:table-cell>
          <table:table-cell table:style-name="Tabla6.B1" office:value-type="string">
            <text:p text:style-name="P64">Didn’t have to</text:p>
          </table:table-cell>
          <table:table-cell table:style-name="Tabla6.C1" office:value-type="string">
            <text:p text:style-name="P64">Infinitive verb.</text:p>
          </table:table-cell>
        </table:table-row>
      </table:table>
      <text:p text:style-name="P8"/>
      <text:p text:style-name="P6"/>
      <text:p text:style-name="P6"/>
      <text:p text:style-name="P23"><text:span text:style-name="T19">Ej:</text:span> <text:span text:style-name="T27">You </text:span><text:span text:style-name="T20">don’t have to </text:span><text:span text:style-name="T27">get a VISA to go to Italy</text:span></text:p>
      <text:p text:style-name="P6"/>
      <text:p text:style-name="P23"><text:span text:style-name="T19">Ej:</text:span> <text:span text:style-name="T31">We</text:span><text:span text:style-name="T23"> didn’t have to</text:span><text:span text:style-name="T31"> wait very long for the bus</text:span></text:p>
      <text:h text:style-name="P75" text:outline-level="2"/>
      <text:h text:style-name="P75" text:outline-level="2">SHO<text:span text:style-name="T43">ULD /</text:span><text:span text:style-name="T46">SHOULDN'T</text:span></text:h>
      <text:p text:style-name="P3"/>
      <text:p text:style-name="P38"><text:span text:style-name="T44">Should</text:span> =<text:span text:style-name="T5"> </text:span><text:span text:style-name="T9">Consejos y sugerencias.</text:span></text:p>
      <text:p text:style-name="P73"/>
      <text:p text:style-name="P48"><text:span text:style-name="T44">S</text:span>houldn’t <text:span text:style-name="T2">= <text:s/></text:span><text:span text:style-name="T10">No </text:span><text:span text:style-name="T11">deberías.</text:span></text:p>
      <text:p text:style-name="P17"/>
      <text:p text:style-name="P17"><text:span text:style-name="T21">S</text:span><text:span text:style-name="T19">tructure: </text:span><text:span text:style-name="T28">subj +</text:span> <text:span text:style-name="T44">should</text:span><text:span text:style-name="T14"> + </text:span><text:span text:style-name="T15">infinitive </text:span><text:span text:style-name="T37">verb</text:span></text:p>
      <text:p text:style-name="P9"/>
      <text:p text:style-name="P9"/>
      <table:table table:name="Tabla8" table:style-name="Tabla8">
        <table:table-column table:style-name="Tabla8.A" table:number-columns-repeated="3"/>
        <table:table-row table:style-name="Tabla8.1">
          <table:table-cell table:style-name="Tabla8.A1" office:value-type="string">
            <text:p text:style-name="P58">I / you / he / she /it /<text:span text:style-name="T16">we /you /they</text:span></text:p>
          </table:table-cell>
          <table:table-cell table:style-name="Tabla8.B1" office:value-type="string">
            <text:p text:style-name="P66">Should</text:p>
            <text:p text:style-name="P66">Shouldn’t</text:p>
          </table:table-cell>
          <table:table-cell table:style-name="Tabla8.C1" office:value-type="string">
            <text:p text:style-name="P30">Infinitive verb.</text:p>
          </table:table-cell>
        </table:table-row>
      </table:table>
      <text:p text:style-name="P9"/>
      <text:p text:style-name="P9"/>
      <text:p text:style-name="P24"><text:span text:style-name="T19">Ej:</text:span> <text:span text:style-name="T32">It’s a good film. You </text:span><text:span text:style-name="T24">should</text:span><text:span text:style-name="T32"> go and see it.</text:span></text:p>
      <text:p text:style-name="P69"/>
      <text:p text:style-name="P41"><text:span text:style-name="T17">E</text:span>j:<text:span text:style-name="T26"> </text:span><text:span text:style-name="T32">Tom </text:span><text:span text:style-name="T45">shouldn’t go </text:span><text:span text:style-name="T32">to bed so late.</text:span></text:p>
      <text:p text:style-name="P9"/>
      <text:p text:style-name="P3"/>
      <text:p text:style-name="P49"><text:span text:style-name="T19">Think + should</text:span> = <text:span text:style-name="T2">Pienso que deberías.</text:span></text:p>
      <text:p text:style-name="P49"/>
      <text:p text:style-name="P49"><text:span text:style-name="T19">Ej:</text:span> I think Carol should buy some clothes.</text:p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/>
      <text:p text:style-name="P2"/>
      <text:h text:style-name="P77" text:outline-level="2"><text:soft-page-break/>NEEDN’T</text:h>
      <text:p text:style-name="P67"><text:span text:style-name="T51">N</text:span>eedn't = no es <text:span text:style-name="T2">necesario</text:span>.</text:p>
      <text:p text:style-name="P72"/>
      <text:p text:style-name="P67"><text:span text:style-name="T18">Structure: </text:span><text:span text:style-name="T25">subj +</text:span> needn't + infinitive verb</text:p>
      <text:p text:style-name="P2"/>
      <table:table table:name="Tabla7" table:style-name="Tabla7">
        <table:table-column table:style-name="Tabla7.A" table:number-columns-repeated="3"/>
        <table:table-row table:style-name="Tabla7.1">
          <table:table-cell table:style-name="Tabla7.A1" office:value-type="string">
            <text:p text:style-name="P60">I / you / he / she /it /<text:span text:style-name="T16">we /you /they</text:span></text:p>
          </table:table-cell>
          <table:table-cell table:style-name="Tabla7.B1" office:value-type="string">
            <text:p text:style-name="P32"><text:span text:style-name="T42">needn't</text:span> </text:p>
          </table:table-cell>
          <table:table-cell table:style-name="Tabla7.C1" office:value-type="string">
            <text:p text:style-name="P65">Infinitive verb.</text:p>
          </table:table-cell>
        </table:table-row>
      </table:table>
      <text:p text:style-name="P2"/>
      <text:p text:style-name="P52"/>
      <text:h text:style-name="P80" text:outline-level="2">MIGHT / MIGHT NOT</text:h>
      <text:p text:style-name="P11"/>
      <text:p text:style-name="P39"><text:span text:style-name="T47">Might</text:span> = <text:span text:style-name="T12">Es probable que ocurra / Puede que ocurra</text:span></text:p>
      <text:p text:style-name="P74"/>
      <text:p text:style-name="P50">Might not <text:span text:style-name="T2">=Es probable que no ocurra</text:span></text:p>
      <text:p text:style-name="P18"/>
      <text:p text:style-name="P18"><text:span text:style-name="T21">S</text:span><text:span text:style-name="T19">tructure: </text:span><text:span text:style-name="T28">subj +</text:span> <text:span text:style-name="T47">might / might not</text:span><text:span text:style-name="T14"> + </text:span><text:span text:style-name="T15">infinitive </text:span><text:span text:style-name="T37">verb</text:span></text:p>
      <text:p text:style-name="P11"/>
      <text:p text:style-name="P11"/>
      <table:table table:name="Tabla9" table:style-name="Tabla9">
        <table:table-column table:style-name="Tabla9.A" table:number-columns-repeated="3"/>
        <table:table-row table:style-name="Tabla9.1">
          <table:table-cell table:style-name="Tabla9.A1" office:value-type="string">
            <text:p text:style-name="P59">I / you / he / she /it /<text:span text:style-name="T16">we /you /they</text:span></text:p>
          </table:table-cell>
          <table:table-cell table:style-name="Tabla9.B1" office:value-type="string">
            <text:p text:style-name="P51">Might</text:p>
            <text:p text:style-name="P51">Might not</text:p>
          </table:table-cell>
          <table:table-cell table:style-name="Tabla9.C1" office:value-type="string">
            <text:p text:style-name="P31">Infinitive verb.</text:p>
          </table:table-cell>
        </table:table-row>
      </table:table>
      <text:p text:style-name="P11"/>
      <text:p text:style-name="P11"/>
      <text:p text:style-name="P25"><text:span text:style-name="T19">Ej:</text:span> <text:span text:style-name="T48">I </text:span><text:span text:style-name="T49">might go</text:span><text:span text:style-name="T48"> to the cinema this evening</text:span></text:p>
      <text:p text:style-name="P70"/>
      <text:p text:style-name="P42"><text:span text:style-name="T17">E</text:span>j:<text:span text:style-name="T26"> </text:span><text:span text:style-name="T33">I </text:span><text:span text:style-name="T50">might not go</text:span><text:span text:style-name="T33"> to work tomorrow</text:span></text:p>
      <text:p text:style-name="P71"/>
      <text:p text:style-name="P46"><text:span text:style-name="T50">M</text:span>IGHT = MAY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3T18:39:40.640000000</meta:creation-date>
    <meta:generator>LibreOffice/7.4.3.2$Windows_X86_64 LibreOffice_project/1048a8393ae2eeec98dff31b5c133c5f1d08b890</meta:generator>
    <dc:date>2024-02-05T18:21:53.977000000</dc:date>
    <meta:editing-duration>PT2H15M22S</meta:editing-duration>
    <meta:editing-cycles>14</meta:editing-cycles>
    <meta:document-statistic meta:table-count="9" meta:image-count="0" meta:object-count="0" meta:page-count="4" meta:paragraph-count="89" meta:word-count="427" meta:character-count="2060" meta:non-whitespace-character-count="1709"/>
  </office:meta>
</office:document-meta>
</file>